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DecisionTree</text:p>
          </table:table-cell>
          <table:table-cell table:style-name="Default" office:value-type="string" calcext:value-type="string">
            <text:p>NaiveBayes</text:p>
          </table:table-cell>
          <table:table-cell table:style-name="Default" office:value-type="string" calcext:value-type="string">
            <text:p>RandomForest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KNN</text:p>
          </table:table-cell>
          <table:table-cell table:style-name="Default" office:value-type="string" calcext:value-type="string">
            <text:p>RotationForest PCA</text:p>
          </table:table-cell>
          <table:table-cell table:style-name="Default" office:value-type="string" calcext:value-type="string">
            <text:p>RotationForest LDA</text:p>
          </table:table-cell>
          <table:table-cell table:style-name="Default" office:value-type="string" calcext:value-type="string">
            <text:p>LDA Classifier</text:p>
          </table:table-cell>
          <table:table-cell table:style-name="Default" office:value-type="string" calcext:value-type="string">
            <text:p>Bagged KNN</text:p>
          </table:table-cell>
          <table:table-cell table:style-name="Default" office:value-type="string" calcext:value-type="string">
            <text:p>Bagged SVM</text:p>
          </table:table-cell>
          <table:table-cell table:style-name="Default" office:value-type="string" calcext:value-type="string">
            <text:p>Bagged LDA</text:p>
          </table:table-cell>
          <table:table-cell/>
        </table:table-row>
        <table:table-row table:style-name="ro1">
          <table:table-cell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254" calcext:value-type="percentage">
            <text:p>82.54%</text:p>
          </table:table-cell>
          <table:table-cell office:value-type="percentage" office:value="0.8071" calcext:value-type="percentage">
            <text:p>80.71%</text:p>
          </table:table-cell>
          <table:table-cell office:value-type="percentage" office:value="0.8534" calcext:value-type="percentage">
            <text:p>85.34%</text:p>
          </table:table-cell>
          <table:table-cell office:value-type="percentage" office:value="0.7057" calcext:value-type="percentage">
            <text:p>70.57%</text:p>
          </table:table-cell>
          <table:table-cell office:value-type="percentage" office:value="0.8067" calcext:value-type="percentage">
            <text:p>80.67%</text:p>
          </table:table-cell>
          <table:table-cell office:value-type="percentage" office:value="0.84667" calcext:value-type="percentage">
            <text:p>84.67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9051" calcext:value-type="percentage">
            <text:p>90.51%</text:p>
          </table:table-cell>
          <table:table-cell office:value-type="percentage" office:value="0.8834" calcext:value-type="percentage">
            <text:p>88.34%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9333" calcext:value-type="percentage">
            <text:p>93.33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9788" calcext:value-type="percentage">
            <text:p>97.88%</text:p>
          </table:table-cell>
          <table:table-cell office:value-type="percentage" office:value="0.9265" calcext:value-type="percentage">
            <text:p>92.65%</text:p>
          </table:table-cell>
          <table:table-cell office:value-type="percentage" office:value="0.9045" calcext:value-type="percentage">
            <text:p>90.45%</text:p>
          </table:table-cell>
          <table:table-cell office:value-type="percentage" office:value="0.9705" calcext:value-type="percentage">
            <text:p>97.05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21" calcext:value-type="percentage">
            <text:p>98.21%</text:p>
          </table:table-cell>
          <table:table-cell office:value-type="percentage" office:value="0.9751" calcext:value-type="percentage">
            <text:p>97.51%</text:p>
          </table:table-cell>
          <table:table-cell/>
        </table:table-row>
        <table:table-row table:style-name="ro1">
          <table:table-cell office:value-type="string" calcext:value-type="string">
            <text:p>phishing</text:p>
          </table:table-cell>
          <table:table-cell office:value-type="percentage" office:value="0.884" calcext:value-type="percentage">
            <text:p>88.40%</text:p>
          </table:table-cell>
          <table:table-cell table:style-name="Default"/>
          <table:table-cell office:value-type="percentage" office:value="0.91" calcext:value-type="percentage">
            <text:p>91.00%</text:p>
          </table:table-cell>
          <table:table-cell office:value-type="percentage" office:value="0.915" calcext:value-type="percentage">
            <text:p>91.50%</text:p>
          </table:table-cell>
          <table:table-cell office:value-type="percentage" office:value="0.9314" calcext:value-type="percentage">
            <text:p>93.14%</text:p>
          </table:table-cell>
          <table:table-cell office:value-type="percentage" office:value="0.904" calcext:value-type="percentage">
            <text:p>90.40%</text:p>
          </table:table-cell>
          <table:table-cell office:value-type="percentage" office:value="0.934" calcext:value-type="percentage">
            <text:p>93.40%</text:p>
          </table:table-cell>
          <table:table-cell office:value-type="percentage" office:value="0.915" calcext:value-type="percentage">
            <text:p>91.5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8967" calcext:value-type="percentage">
            <text:p>89.67%</text:p>
          </table:table-cell>
          <table:table-cell office:value-type="percentage" office:value="0.9028" calcext:value-type="percentage">
            <text:p>90.28%</text:p>
          </table:table-cell>
          <table:table-cell/>
        </table:table-row>
        <table:table-row table:style-name="ro1">
          <table:table-cell office:value-type="string" calcext:value-type="string">
            <text:p>breast_cancer</text:p>
          </table:table-cell>
          <table:table-cell office:value-type="percentage" office:value="0.9323" calcext:value-type="percentage">
            <text:p>93.23%</text:p>
          </table:table-cell>
          <table:table-cell office:value-type="percentage" office:value="0.9534" calcext:value-type="percentage">
            <text:p>95.34%</text:p>
          </table:table-cell>
          <table:table-cell office:value-type="percentage" office:value="0.9535" calcext:value-type="percentage">
            <text:p>95.35%</text:p>
          </table:table-cell>
          <table:table-cell office:value-type="percentage" office:value="0.685" calcext:value-type="percentage">
            <text:p>68.50%</text:p>
          </table:table-cell>
          <table:table-cell office:value-type="percentage" office:value="0.634" calcext:value-type="percentage">
            <text:p>63.40%</text:p>
          </table:table-cell>
          <table:table-cell office:value-type="percentage" office:value="0.93529" calcext:value-type="percentage">
            <text:p>93.53%</text:p>
          </table:table-cell>
          <table:table-cell office:value-type="percentage" office:value="0.9483" calcext:value-type="percentage">
            <text:p>94.83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6534" calcext:value-type="percentage">
            <text:p>65.34%</text:p>
          </table:table-cell>
          <table:table-cell office:value-type="percentage" office:value="0.604" calcext:value-type="percentage">
            <text:p>60.40%</text:p>
          </table:table-cell>
          <table:table-cell office:value-type="percentage" office:value="0.9634" calcext:value-type="percentage">
            <text:p>96.34%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6829" calcext:value-type="percentage">
            <text:p>68.29%</text:p>
          </table:table-cell>
          <table:table-cell office:value-type="percentage" office:value="0.6289" calcext:value-type="percentage">
            <text:p>62.89%</text:p>
          </table:table-cell>
          <table:table-cell office:value-type="percentage" office:value="0.8042" calcext:value-type="percentage">
            <text:p>80.42%</text:p>
          </table:table-cell>
          <table:table-cell office:value-type="percentage" office:value="0.8001" calcext:value-type="percentage">
            <text:p>80.01%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6536" calcext:value-type="percentage">
            <text:p>65.36%</text:p>
          </table:table-cell>
          <table:table-cell table:style-name="Default"/>
          <table:table-cell office:value-type="percentage" office:value="0.7345" calcext:value-type="percentage">
            <text:p>73.45%</text:p>
          </table:table-cell>
          <table:table-cell office:value-type="percentage" office:value="0.7334" calcext:value-type="percentage">
            <text:p>73.34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545" calcext:value-type="percentage">
            <text:p>75.45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/00/0000</text:date>, <text:time style:data-style-name="N2" text:time-value="10:19:21.60445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3:39:00.643987882</meta:creation-date>
    <dc:date>2018-01-22T13:17:52.066736577</dc:date>
    <meta:editing-duration>PT2H29M31S</meta:editing-duration>
    <meta:editing-cycles>40</meta:editing-cycles>
    <meta:generator>LibreOffice/5.4.2.2.0$Linux_X86_64 LibreOffice_project/40m0$Build-2</meta:generator>
    <meta:document-statistic meta:table-count="1" meta:cell-count="70" meta:object-count="0"/>
  </office:meta>
</office:document-meta>
</file>